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548cm"/>
    </style:style>
    <style:style style:name="co5" style:family="table-column">
      <style:table-column-properties fo:break-before="auto" style:column-width="7.825cm"/>
    </style:style>
    <style:style style:name="co6" style:family="table-column">
      <style:table-column-properties fo:break-before="auto" style:column-width="12.1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00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990099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ff0000"/>
    </style:style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3">
          <table:table-cell office:value-type="string">
            <text:p>QTG Identifier #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Required Control Inputs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rmal Climb Engine Operating (1.c1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ngine Acceleration (1.f1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ngine Deceleration (1.f2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itch Controller Position vs Force (2.a1) - Cruise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itch Controller Position vs Force (2.a1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oll Controller Position vs Force (2.a2) - Cruise/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ll Controller Position vs Force (2.a2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Ruder Pedal Position vs Force (2.a3) - Cruise/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Ruder Pedal Position vs Force (2.a3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itch Trim Indicator vs Surface Position Calibration (2.a6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lignment of Cockpit Throttle vs Selected Engine Parameter (2.a8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Power Change Dynamics (2.c1)</text:p>
          </table:table-cell>
          <table:table-cell table:style-name="ce4"/>
          <table:table-cell table:style-name="ce4" office:value-type="string">
            <text:p>Data available for cruise condition, but approach condition is referred in (1)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Flap Change Dynamics (2.c2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5" office:value-type="string">
            <text:p>Spoiler/Speedbrake Change Dynamics (2.c3)</text:p>
          </table:table-cell>
          <table:table-cell table:style-name="ce5"/>
          <table:table-cell table:style-name="ce5" office:value-type="string">
            <text:p>Data not available. Does not apply for Cessna C172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5" office:value-type="string">
            <text:p>Gear Change Dynamics (2.c4)</text:p>
          </table:table-cell>
          <table:table-cell table:style-name="ce5"/>
          <table:table-cell table:style-name="ce5" office:value-type="string">
            <text:p>Data not available. Does not apply for Cessna C172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Longitudinal Trim (2.c5) - Cruise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ongitudinal Trim (2.c5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Longitudinal Manoeuvring Stability (2.c6) - Cruise</text:p>
          </table:table-cell>
          <table:table-cell/>
          <table:table-cell table:style-name="ce6" office:value-type="string">
            <text:p>-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Longitudinal Manoeuvring Stability (2.c6) - Approach</text:p>
          </table:table-cell>
          <table:table-cell/>
          <table:table-cell table:style-name="ce6" office:value-type="string">
            <text:p>-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Longitudinal Static Stability (2.c6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tall Characteristics (2.c8) - Climb</text:p>
          </table:table-cell>
          <table:table-cell/>
          <table:table-cell table:style-name="ce6" office:value-type="string">
            <text:p>-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Stall Characteristics (2.c8) - Approach</text:p>
          </table:table-cell>
          <table:table-cell/>
          <table:table-cell table:style-name="ce6" office:value-type="string">
            <text:p>-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hugoid Dynamics (2.c9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4" office:value-type="string">
            <text:p>Short Period Dynamics (2.c10)</text:p>
          </table:table-cell>
          <table:table-cell table:style-name="ce4"/>
          <table:table-cell table:style-name="ce4" office:value-type="string">
            <text:p>Data not available.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string">
            <text:p>Minimum Control Speed (2.d1)</text:p>
          </table:table-cell>
          <table:table-cell table:style-name="ce4"/>
          <table:table-cell table:style-name="ce4" office:value-type="string">
            <text:p>Data not available.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oll Response (Rate) (2.d2) - Cruise</text:p>
          </table:table-cell>
          <table:table-cell/>
          <table:table-cell table:style-name="ce6" office:value-type="string">
            <text:p>-</text:p>
          </table:table-cell>
          <table:table-cell table:style-name="ce7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oll Response (Rate) (2.d2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office:value-type="string">
            <text:p>Step Input of Cockpit Roll Controller (2.d3)</text:p>
          </table:table-cell>
          <table:table-cell table:style-name="ce4"/>
          <table:table-cell table:style-name="ce4" office:value-type="string">
            <text:p>Data not available.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piral Stability (2.d4) - Cruise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iral Stability (2.d4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4" office:value-type="string">
            <text:p>Engine Inoperative Trim (2.d5) - Climb</text:p>
          </table:table-cell>
          <table:table-cell table:style-name="ce4"/>
          <table:table-cell table:style-name="ce4" office:value-type="string">
            <text:p>Data not available. Might be provided by the performance manual.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4" office:value-type="string">
            <text:p>Engine Inoperative Trim (2.d5) - Approach</text:p>
          </table:table-cell>
          <table:table-cell table:style-name="ce4"/>
          <table:table-cell table:style-name="ce4" office:value-type="string">
            <text:p>Data not available. Might be provided by the performance manual.</text:p>
          </table:table-cell>
          <table:table-cell table:style-name="ce7" office:value-type="string">
            <text:p>New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Rudder Response (2.d6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utch Roll (2.d7) - Cruise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Dutch Roll (2.d7) - Approach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Steady State Sideslip (2.d8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ystem Response Time (4.a1)</text:p>
          </table:table-cell>
          <table:table-cell/>
          <table:table-cell table:style-name="ce6" office:value-type="string">
            <text:p>-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(1) CS-FSTD(A)</text:p>
          </table:table-cell>
          <table:table-cell table:number-columns-repeated="3"/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Blad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2-07-2014</text:date>, <text:time>16:38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42:22.87</meta:creation-date>
    <dc:date>2014-07-02T16:38:54.92</dc:date>
    <meta:editing-duration>PT4H3M19S</meta:editing-duration>
    <meta:editing-cycles>4</meta:editing-cycles>
    <meta:generator>OpenOffice/4.1.0$Win32 OpenOffice.org_project/410m18$Build-9764</meta:generator>
    <meta:document-statistic meta:table-count="3" meta:cell-count="127" meta:object-count="0"/>
  </office:meta>
</office:document-meta>
</file>